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in" table:align="left"/>
    </style:style>
    <style:style style:name="Table1.A" style:family="table-column">
      <style:table-column-properties style:column-width="2.3083in"/>
    </style:style>
    <style:style style:name="Table1.C" style:family="table-column">
      <style:table-column-properties style:column-width="1.3833in"/>
    </style:style>
    <style:style style:name="Table1.A1" style:family="table-cell">
      <style:table-cell-properties fo:background-color="#faa61a" fo:padding="0in" fo:border-left="0.75pt solid #faa61a" fo:border-right="0.75pt solid #faa61a" fo:border-top="0.75pt solid #faa61a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faa61a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-left="none" fo:border-right="0.75pt solid #faa61a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faa61a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3" style:family="table-cell">
      <style:table-cell-properties fo:background-color="#dddddd" fo:padding="0in" fo:border-left="none" fo:border-right="0.75pt solid #faa61a" fo:border-top="none" fo:border-bottom="none" style:writing-mode="page">
        <style:background-image/>
      </style:table-cell-properties>
    </style:style>
    <style:style style:name="Table1.A7" style:family="table-cell">
      <style:table-cell-properties fo:background-color="#fffbcc" fo:padding="0in" fo:border-left="0.75pt solid #faa61a" fo:border-right="none" fo:border-top="none" fo:border-bottom="0.75pt solid #faa61a" style:writing-mode="page">
        <style:background-image/>
      </style:table-cell-properties>
    </style:style>
    <style:style style:name="Table1.B7" style:family="table-cell">
      <style:table-cell-properties fo:background-color="#fffbcc" fo:padding="0in" fo:border-left="none" fo:border-right="none" fo:border-top="none" fo:border-bottom="0.75pt solid #faa61a" style:writing-mode="page">
        <style:background-image/>
      </style:table-cell-properties>
    </style:style>
    <style:style style:name="Table1.C7" style:family="table-cell">
      <style:table-cell-properties fo:background-color="#fffbcc" fo:padding="0in" fo:border-left="none" fo:border-right="0.75pt solid #faa61a" fo:border-top="none" fo:border-bottom="0.75pt solid #faa61a" style:writing-mode="page">
        <style:background-image/>
      </style:table-cell-properties>
    </style:style>
    <style:style style:name="P1" style:family="paragraph" style:parent-style-name="Frame_20_contents">
      <style:text-properties officeooo:rsid="000f78a6" officeooo:paragraph-rsid="000f78a6"/>
    </style:style>
    <style:style style:name="P2" style:family="paragraph" style:parent-style-name="Frame_20_contents">
      <style:text-properties fo:font-size="9pt" officeooo:rsid="000f78a6" officeooo:paragraph-rsid="000f78a6" style:font-size-asian="9pt" style:font-size-complex="9pt"/>
    </style:style>
    <style:style style:name="P3" style:family="paragraph" style:parent-style-name="Frame_20_contents">
      <style:text-properties fo:font-size="9pt" officeooo:rsid="000fa823" officeooo:paragraph-rsid="000fa823" style:font-size-asian="9pt" style:font-size-complex="9pt"/>
    </style:style>
    <style:style style:name="P4" style:family="paragraph" style:parent-style-name="Standard">
      <style:text-properties officeooo:paragraph-rsid="00138c55"/>
    </style:style>
    <style:style style:name="P5" style:family="paragraph" style:parent-style-name="Standard" style:master-page-name="">
      <loext:graphic-properties draw:fill="none"/>
      <style:paragraph-properties fo:margin-left="0in" fo:margin-right="-0.8118in" fo:text-indent="0in" style:auto-text-indent="false" style:page-number="auto" fo:background-color="transparent">
        <style:tab-stops>
          <style:tab-stop style:position="7.3827in" style:type="right"/>
        </style:tab-stops>
      </style:paragraph-properties>
      <style:text-properties officeooo:paragraph-rsid="00138c55"/>
    </style:style>
    <style:style style:name="P6" style:family="paragraph" style:parent-style-name="Standard">
      <loext:graphic-properties draw:fill="none"/>
      <style:paragraph-properties fo:margin-left="0in" fo:margin-right="-0.8118in" fo:text-indent="0in" style:auto-text-indent="false" fo:background-color="transparent">
        <style:tab-stops>
          <style:tab-stop style:position="7.3827in" style:type="right"/>
        </style:tab-stops>
      </style:paragraph-properties>
      <style:text-properties officeooo:paragraph-rsid="00138c55"/>
    </style:style>
    <style:style style:name="P7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72eed" officeooo:paragraph-rsid="00172ee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2e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2eed" officeooo:paragraph-rsid="00172e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2eed" officeooo:paragraph-rsid="00172e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72eed" officeooo:paragraph-rsid="00172ee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a933" style:text-outline="false" style:text-line-through-style="none" style:text-line-through-type="none" style:font-name="Liberation Sans" fo:font-size="12pt" fo:font-style="normal" fo:text-shadow="none" style:text-underline-style="none" fo:font-weight="normal" officeooo:rsid="00172eed" officeooo:paragraph-rsid="00172e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a933" style:text-outline="false" style:text-line-through-style="none" style:text-line-through-type="none" style:font-name="Liberation Sans" fo:font-size="12pt" fo:font-style="normal" fo:text-shadow="none" style:text-underline-style="none" fo:font-weight="bold" officeooo:rsid="00172eed" officeooo:paragraph-rsid="00172ee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2eed" officeooo:paragraph-rsid="00172e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 style:master-page-name="">
      <style:paragraph-properties style:page-number="auto" fo:break-before="auto" fo:break-after="auto"/>
      <style:text-properties officeooo:rsid="0019b35c" officeooo:paragraph-rsid="0019b35c"/>
    </style:style>
    <style:style style:name="P16" style:family="paragraph" style:parent-style-name="Standard">
      <loext:graphic-properties draw:fill="none"/>
      <style:paragraph-properties fo:margin-left="0in" fo:margin-right="-0.8118in" fo:text-indent="0in" style:auto-text-indent="false" fo:background-color="transparent">
        <style:tab-stops>
          <style:tab-stop style:position="7.3827in" style:type="right"/>
        </style:tab-stops>
      </style:paragraph-properties>
      <style:text-properties officeooo:rsid="0019b35c" officeooo:paragraph-rsid="0019b35c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b2b2b2"/>
      <style:paragraph-properties fo:text-align="center" style:writing-mode="lr-tb"/>
    </style:style>
    <style:style style:name="T1" style:family="text">
      <style:text-properties officeooo:rsid="000fa823"/>
    </style:style>
    <style:style style:name="T2" style:family="text">
      <style:text-properties officeooo:rsid="0019b35c"/>
    </style:style>
    <style:style style:name="fr1" style:family="graphic" style:parent-style-name="Frame">
      <style:graphic-properties style:vertical-pos="from-top" style:vertical-rel="paragraph" style:horizontal-pos="from-left" style:horizontal-rel="paragraph">
        <style:columns fo:column-count="1" fo:column-gap="0in"/>
      </style:graphic-properties>
    </style:style>
    <style:style style:name="fr2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ge" style:horizontal-pos="from-left" style:horizontal-rel="page"/>
    </style:style>
    <style:style style:name="gr1" style:family="graphic">
      <style:graphic-properties draw:fill-color="#b2b2b2" draw:textarea-horizontal-align="justify" draw:textarea-vertical-align="middle" draw:auto-grow-height="false" fo:min-height="0.302in" fo:min-width="0.839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Frame1" text:anchor-type="page" text:anchor-page-number="1" svg:x="0.1398in" svg:y="1.6882in" svg:width="2.4102in" draw:z-index="0">
        <draw:text-box fo:min-height="1.5102in">
          <text:p text:style-name="Frame_20_contents"><draw:frame draw:style-name="fr2" draw:name="Frame4" text:anchor-type="paragraph" svg:x="0.8146in" svg:y="0.0701in" svg:width="0.5929in" draw:z-index="1"><draw:text-box fo:min-height="0.3917in"><text:p text:style-name="Drawing"><text:s/>logo</text:p></draw:text-box></draw:frame></text:p>
          <text:p text:style-name="Frame_20_contents"/>
          <text:p text:style-name="Frame_20_contents"/>
          <text:p text:style-name="Frame_20_contents"/>
          <text:p text:style-name="P1">login</text:p>
          <text:p text:style-name="P1">Create Account</text:p>
        </draw:text-box>
      </draw:frame>
      <text:p text:style-name="P4"><text:s text:c="21"/><text:tab/></text:p>
      <text:p text:style-name="P4"/>
      <text:p text:style-name="P4"><text:tab/><text:tab/><text:tab/><text:tab/><text:tab/><text:tab/><text:tab/><text:tab/><text:span text:style-name="T2">page2</text:span></text:p>
      <text:p text:style-name="P15"><draw:frame draw:style-name="fr1" draw:name="Frame2" text:anchor-type="paragraph" svg:x="3.6098in" svg:y="0.1571in" svg:width="2.9602in" draw:z-index="2"><draw:text-box fo:min-height="2.3508in"><text:p text:style-name="P1"/><text:p text:style-name="P1">Income <text:s text:c="29"/>Expense</text:p><text:p text:style-name="P3">xxxxxx <text:s text:c="44"/>xxxxxxx</text:p><text:p text:style-name="P2">xxxx <text:s/><text:span text:style-name="T1">$$$$ <text:s text:c="39"/>xxxx <text:s/>$$$</text:span></text:p><text:p text:style-name="P2">xxxx <text:span text:style-name="T1">$$$$ <text:s text:c="40"/>xxxx $$$</text:span></text:p><text:p text:style-name="P2">xxxx <text:span text:style-name="T1">$$$$ <text:s text:c="40"/>xxxx $$$</text:span></text:p><text:p text:style-name="P2">xxxx <text:span text:style-name="T1">$$$$ <text:s text:c="40"/>xxxx $$$</text:span></text:p><text:p text:style-name="P2">xxxx <text:span text:style-name="T1">$$$$ <text:s text:c="40"/>xxxx $$</text:span></text:p><text:p text:style-name="P2">xxxx <text:span text:style-name="T1">$$$$ <text:s text:c="40"/>xxxx $</text:span></text:p><text:p text:style-name="P2"/><text:p text:style-name="P2"/><text:p text:style-name="P2"><draw:custom-shape text:anchor-type="paragraph" draw:z-index="3" draw:name="Shape1" draw:style-name="gr1" draw:text-style-name="P18" svg:width="0.8394in" svg:height="0.3024in" svg:x="1.1256in" svg:y="0.1028in"><text:p text:style-name="P17">xxxxx</text:p><draw:enhanced-geometry svg:viewBox="0 0 21600 21600" draw:mirror-horizontal="false" draw:mirror-vertical="false" draw:type="rectangle" draw:enhanced-path="M 0 0 L 21600 0 21600 21600 0 21600 0 0 Z N"/></draw:custom-shape></text:p></draw:text-box></draw:frame>page1</text:p>
      <text:p text:style-name="P5"><text:tab/><text:tab/><text:tab/><text:tab/><text:tab/><text:tab/><text:tab/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6">page3</text:p>
      <text:p text:style-name="P6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table:number-columns-spanned="3" office:value-type="string">
            <text:p text:style-name="P7">xxxx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0">xxxx</text:p>
          </table:table-cell>
          <table:table-cell table:style-name="Table1.B2" office:value-type="string">
            <text:p text:style-name="P10">xxxx</text:p>
          </table:table-cell>
          <table:table-cell table:style-name="Table1.C2" office:value-type="string">
            <text:p text:style-name="P10">xxxx</text:p>
          </table:table-cell>
        </table:table-row>
        <table:table-row>
          <table:table-cell table:style-name="Table1.A3" office:value-type="string">
            <text:p text:style-name="P9">xxxxxx</text:p>
          </table:table-cell>
          <table:table-cell table:style-name="Table1.B3" office:value-type="string">
            <text:p text:style-name="P9">xxxxx</text:p>
          </table:table-cell>
          <table:table-cell table:style-name="Table1.C3" office:value-type="string">
            <text:p text:style-name="P12">xxx</text:p>
          </table:table-cell>
        </table:table-row>
        <table:table-row>
          <table:table-cell table:style-name="Table1.A2" office:value-type="string">
            <text:p text:style-name="P8">xxxxx</text:p>
          </table:table-cell>
          <table:table-cell table:style-name="Table1.B2" office:value-type="string">
            <text:p text:style-name="P8">xxxx</text:p>
          </table:table-cell>
          <table:table-cell table:style-name="Table1.C2" office:value-type="string">
            <text:p text:style-name="P12">xxxx</text:p>
          </table:table-cell>
        </table:table-row>
        <table:table-row>
          <table:table-cell table:style-name="Table1.A3" office:value-type="string">
            <text:p text:style-name="P9">xxxx</text:p>
          </table:table-cell>
          <table:table-cell table:style-name="Table1.B3" office:value-type="string">
            <text:p text:style-name="P9">xxxxx</text:p>
          </table:table-cell>
          <table:table-cell table:style-name="Table1.C3" office:value-type="string">
            <text:p text:style-name="P14">xxxx</text:p>
          </table:table-cell>
        </table:table-row>
        <table:table-row>
          <table:table-cell table:style-name="Table1.A2" office:value-type="string">
            <text:p text:style-name="P9">xxxx</text:p>
          </table:table-cell>
          <table:table-cell table:style-name="Table1.B2" office:value-type="string">
            <text:p text:style-name="P8">xxx</text:p>
          </table:table-cell>
          <table:table-cell table:style-name="Table1.C2" office:value-type="string">
            <text:p text:style-name="P14">xxxx</text:p>
          </table:table-cell>
        </table:table-row>
        <table:table-row>
          <table:table-cell table:style-name="Table1.A7" office:value-type="string">
            <text:p text:style-name="P11">xxxx</text:p>
          </table:table-cell>
          <table:table-cell table:style-name="Table1.B7" office:value-type="string">
            <text:p text:style-name="P11">xxxx</text:p>
          </table:table-cell>
          <table:table-cell table:style-name="Table1.C7" office:value-type="string">
            <text:p text:style-name="P13">xxx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8-12T15:10:13.190580808</meta:creation-date>
    <dc:date>2020-08-13T20:29:11.288126847</dc:date>
    <meta:editing-duration>PT38M47S</meta:editing-duration>
    <meta:editing-cycles>3</meta:editing-cycles>
    <meta:generator>LibreOffice/6.3.4.2$MacOSX_X86_64 LibreOffice_project/60da17e045e08f1793c57c00ba83cdfce946d0aa</meta:generator>
    <meta:document-statistic meta:table-count="1" meta:image-count="0" meta:object-count="0" meta:page-count="1" meta:paragraph-count="35" meta:word-count="54" meta:character-count="603" meta:non-whitespace-character-count="228"/>
  </office:meta>
</office:document-meta>
</file>